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61"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2"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63"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64"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65"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66"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67"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68"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69"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70"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71"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72"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73"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74"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75"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6"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77"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78"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9"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80"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81"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82"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83"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84"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85"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86"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87"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8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9"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9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91"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92"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93"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94"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95"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96"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97"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98"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9"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100"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101"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102"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103"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104"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05"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06"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107"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08"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9"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10"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11"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12"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3"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4"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15"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6"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7"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8"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19" style:family="paragraph" style:parent-style-name="Standard">
      <style:text-properties fo:color="#030016" officeooo:rsid="008673ce" officeooo:paragraph-rsid="008673ce"/>
    </style:style>
    <style:style style:name="P120" style:family="paragraph" style:parent-style-name="Standard">
      <style:text-properties fo:color="#030016" style:text-position="0% 100%" fo:language="es" fo:country="CL" officeooo:rsid="0066e6fe" officeooo:paragraph-rsid="0066e6fe" style:font-size-asian="10.5pt"/>
    </style:style>
    <style:style style:name="P121"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22" style:family="paragraph" style:parent-style-name="Preformatted_20_Text">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2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Source Code Pro" fo:font-size="12pt"/>
    </style:style>
    <style:style style:name="P124"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25"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26"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27"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28"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29"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30"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31"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32"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33"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134"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35" style:family="paragraph" style:parent-style-name="Standard">
      <style:text-properties fo:color="#030016" fo:language="es" fo:country="CL" fo:font-weight="bold" officeooo:rsid="00f2d4f4" officeooo:paragraph-rsid="00f2d4f4" style:font-size-asian="10.5pt" style:font-weight-asian="bold" style:font-weight-complex="bold"/>
    </style:style>
    <style:style style:name="P136" style:family="paragraph" style:parent-style-name="Standard">
      <style:text-properties fo:color="#030016" fo:language="es" fo:country="CL" fo:font-weight="bold" officeooo:rsid="00f2d4f4" officeooo:paragraph-rsid="00f590f9" style:font-size-asian="10.5pt" style:font-weight-asian="bold" style:font-weight-complex="bold"/>
    </style:style>
    <style:style style:name="P137"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38" style:family="paragraph" style:parent-style-name="Standard">
      <style:text-properties fo:color="#030016" fo:language="es" fo:country="CL" fo:font-weight="bold" officeooo:rsid="00406f9e" officeooo:paragraph-rsid="00f5f803" style:font-size-asian="10.5pt" style:font-weight-asian="bold" style:font-weight-complex="bold"/>
    </style:style>
    <style:style style:name="P139" style:family="paragraph" style:parent-style-name="Standard">
      <style:text-properties fo:color="#030016" fo:language="es" fo:country="CL" fo:font-weight="bold" officeooo:rsid="00406f9e" officeooo:paragraph-rsid="00fbcb8e" style:font-size-asian="10.5pt" style:font-weight-asian="bold" style:font-weight-complex="bold"/>
    </style:style>
    <style:style style:name="P140"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41" style:family="paragraph" style:parent-style-name="Standard">
      <style:text-properties fo:color="#030016" fo:language="es" fo:country="CL" fo:font-weight="bold" officeooo:rsid="00a97d17" officeooo:paragraph-rsid="00f808ce" style:font-size-asian="10.5pt" style:font-weight-asian="bold" style:font-weight-complex="bold"/>
    </style:style>
    <style:style style:name="P142" style:family="paragraph" style:parent-style-name="Standard">
      <style:text-properties fo:color="#030016" fo:language="es" fo:country="CL" fo:font-weight="bold" officeooo:rsid="00a97d17" officeooo:paragraph-rsid="00fbcb8e" style:font-size-asian="10.5pt" style:font-weight-asian="bold" style:font-weight-complex="bold"/>
    </style:style>
    <style:style style:name="P143" style:family="paragraph" style:parent-style-name="Standard">
      <style:text-properties fo:color="#030016" fo:language="es" fo:country="CL" fo:font-weight="bold" officeooo:rsid="00f808ce" officeooo:paragraph-rsid="00f808ce" style:font-size-asian="10.5pt" style:font-weight-asian="bold" style:font-weight-complex="bold"/>
    </style:style>
    <style:style style:name="P144" style:family="paragraph" style:parent-style-name="Standard">
      <style:text-properties fo:color="#030016" style:text-line-through-style="solid" style:text-line-through-type="single" fo:language="es" fo:country="CL" fo:font-weight="normal" officeooo:rsid="00da9d00" officeooo:paragraph-rsid="00df09fe" style:font-size-asian="10.5pt" style:font-weight-asian="normal" style:font-weight-complex="normal"/>
    </style:style>
    <style:style style:name="P145" style:family="paragraph" style:parent-style-name="Standard">
      <style:text-properties fo:color="#030016" style:text-line-through-style="solid" style:text-line-through-type="single" fo:language="es" fo:country="CL" fo:font-weight="normal" officeooo:rsid="00da9d00" officeooo:paragraph-rsid="00dfa42a" style:font-size-asian="10.5pt" style:font-weight-asian="normal" style:font-weight-complex="normal"/>
    </style:style>
    <style:style style:name="P146" style:family="paragraph" style:parent-style-name="Standard">
      <style:text-properties fo:color="#030016" officeooo:paragraph-rsid="00e23dd0"/>
    </style:style>
    <style:style style:name="P147" style:family="paragraph" style:parent-style-name="Standard">
      <style:text-properties fo:color="#030016" officeooo:rsid="00f1b25e" officeooo:paragraph-rsid="00f1b25e"/>
    </style:style>
    <style:style style:name="P1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fo:font-weight="normal" officeooo:rsid="00f2d4f4" style:font-weight-asian="normal" style:font-weight-complex="normal"/>
    </style:style>
    <style:style style:name="T47" style:family="text">
      <style:text-properties fo:font-weight="normal" officeooo:rsid="00f590f9" style:font-weight-asian="normal" style:font-weight-complex="normal"/>
    </style:style>
    <style:style style:name="T48" style:family="text">
      <style:text-properties fo:font-weight="normal" officeooo:rsid="00f5f803" style:font-weight-asian="normal" style:font-weight-complex="normal"/>
    </style:style>
    <style:style style:name="T49" style:family="text">
      <style:text-properties fo:font-weight="normal" officeooo:rsid="00f808ce" style:font-weight-asian="normal" style:font-weight-complex="normal"/>
    </style:style>
    <style:style style:name="T50" style:family="text">
      <style:text-properties fo:font-weight="normal" officeooo:rsid="00fbcb8e" style:font-weight-asian="normal" style:font-weight-complex="normal"/>
    </style:style>
    <style:style style:name="T51" style:family="text">
      <style:text-properties officeooo:rsid="0035f791"/>
    </style:style>
    <style:style style:name="T52" style:family="text">
      <style:text-properties officeooo:rsid="00372811"/>
    </style:style>
    <style:style style:name="T53" style:family="text">
      <style:text-properties officeooo:rsid="0037f1eb"/>
    </style:style>
    <style:style style:name="T54" style:family="text">
      <style:text-properties officeooo:rsid="00397d4d"/>
    </style:style>
    <style:style style:name="T55" style:family="text">
      <style:text-properties officeooo:rsid="0039fa65"/>
    </style:style>
    <style:style style:name="T56" style:family="text">
      <style:text-properties officeooo:rsid="003bd710"/>
    </style:style>
    <style:style style:name="T57" style:family="text">
      <style:text-properties officeooo:rsid="003c57b3"/>
    </style:style>
    <style:style style:name="T58" style:family="text">
      <style:text-properties officeooo:rsid="003e2420"/>
    </style:style>
    <style:style style:name="T59" style:family="text">
      <style:text-properties officeooo:rsid="003fe738"/>
    </style:style>
    <style:style style:name="T60" style:family="text">
      <style:text-properties officeooo:rsid="003ffde8"/>
    </style:style>
    <style:style style:name="T61" style:family="text">
      <style:text-properties officeooo:rsid="00446ef1"/>
    </style:style>
    <style:style style:name="T62" style:family="text">
      <style:text-properties officeooo:rsid="00471787"/>
    </style:style>
    <style:style style:name="T63" style:family="text">
      <style:text-properties officeooo:rsid="00478f35"/>
    </style:style>
    <style:style style:name="T64" style:family="text">
      <style:text-properties fo:font-weight="bold" officeooo:rsid="009fb21b" style:font-weight-asian="bold" style:font-weight-complex="bold"/>
    </style:style>
    <style:style style:name="T65" style:family="text">
      <style:text-properties fo:font-weight="bold" officeooo:rsid="00a62a65" style:font-weight-asian="bold" style:font-weight-complex="bold"/>
    </style:style>
    <style:style style:name="T66" style:family="text">
      <style:text-properties fo:font-weight="bold" officeooo:rsid="00cc13bf" style:font-weight-asian="bold" style:font-weight-complex="bold"/>
    </style:style>
    <style:style style:name="T67" style:family="text">
      <style:text-properties fo:font-weight="bold" officeooo:rsid="00cfac81" style:font-weight-asian="bold" style:font-weight-complex="bold"/>
    </style:style>
    <style:style style:name="T68" style:family="text">
      <style:text-properties fo:font-weight="bold" officeooo:rsid="00dc3a3b" style:font-weight-asian="bold" style:font-weight-complex="bold"/>
    </style:style>
    <style:style style:name="T69" style:family="text">
      <style:text-properties fo:font-weight="bold" officeooo:rsid="00e6100d" style:font-weight-asian="bold" style:font-weight-complex="bold"/>
    </style:style>
    <style:style style:name="T70" style:family="text">
      <style:text-properties fo:font-weight="bold" officeooo:rsid="00ef2ae0" style:font-weight-asian="bold" style:font-weight-complex="bold"/>
    </style:style>
    <style:style style:name="T71" style:family="text">
      <style:text-properties fo:language="es" fo:country="CL" fo:font-weight="normal" style:font-size-asian="10.5pt" style:font-weight-asian="normal" style:font-weight-complex="normal"/>
    </style:style>
    <style:style style:name="T72" style:family="text">
      <style:text-properties fo:language="es" fo:country="CL" fo:font-weight="normal" officeooo:rsid="004d5efb" style:font-size-asian="10.5pt" style:font-weight-asian="normal" style:font-weight-complex="normal"/>
    </style:style>
    <style:style style:name="T73" style:family="text">
      <style:text-properties fo:language="es" fo:country="CL" fo:font-weight="bold" style:font-size-asian="10.5pt" style:font-weight-asian="bold" style:font-weight-complex="bold"/>
    </style:style>
    <style:style style:name="T74" style:family="text">
      <style:text-properties fo:language="es" fo:country="CL" fo:font-weight="bold" officeooo:rsid="00e15827" style:font-size-asian="10.5pt" style:font-weight-asian="bold" style:font-weight-complex="bold"/>
    </style:style>
    <style:style style:name="T75" style:family="text">
      <style:text-properties fo:language="es" fo:country="CL" fo:font-weight="bold" officeooo:rsid="00e23dd0" style:font-size-asian="10.5pt" style:font-weight-asian="bold" style:font-weight-complex="bold"/>
    </style:style>
    <style:style style:name="T76" style:family="text">
      <style:text-properties fo:language="es" fo:country="CL" fo:font-weight="bold" officeooo:rsid="00e6100d" style:font-size-asian="10.5pt" style:font-weight-asian="bold" style:font-weight-complex="bold"/>
    </style:style>
    <style:style style:name="T77" style:family="text">
      <style:text-properties officeooo:rsid="00627e54"/>
    </style:style>
    <style:style style:name="T78" style:family="text">
      <style:text-properties officeooo:rsid="00645ab3"/>
    </style:style>
    <style:style style:name="T79" style:family="text">
      <style:text-properties officeooo:rsid="00660b05"/>
    </style:style>
    <style:style style:name="T80" style:family="text">
      <style:text-properties officeooo:rsid="00669bdd"/>
    </style:style>
    <style:style style:name="T81" style:family="text">
      <style:text-properties style:text-position="super 58%"/>
    </style:style>
    <style:style style:name="T82" style:family="text">
      <style:text-properties style:text-position="super 58%" officeooo:rsid="0066e6fe"/>
    </style:style>
    <style:style style:name="T83" style:family="text">
      <style:text-properties style:text-position="0% 100%"/>
    </style:style>
    <style:style style:name="T84" style:family="text">
      <style:text-properties officeooo:rsid="00981219"/>
    </style:style>
    <style:style style:name="T85" style:family="text">
      <style:text-properties fo:color="#030016"/>
    </style:style>
    <style:style style:name="T86" style:family="text">
      <style:text-properties fo:color="#030016" fo:language="es" fo:country="CL" fo:font-weight="normal" officeooo:rsid="004d5efb" style:font-size-asian="10.5pt" style:font-weight-asian="normal" style:font-weight-complex="normal"/>
    </style:style>
    <style:style style:name="T87" style:family="text">
      <style:text-properties officeooo:rsid="009e70ae"/>
    </style:style>
    <style:style style:name="T88" style:family="text">
      <style:text-properties officeooo:rsid="009fb21b"/>
    </style:style>
    <style:style style:name="T89" style:family="text">
      <style:text-properties style:text-line-through-style="solid" style:text-line-through-type="single"/>
    </style:style>
    <style:style style:name="T90" style:family="text">
      <style:text-properties style:text-line-through-style="solid" style:text-line-through-type="single" fo:font-style="italic" style:font-style-asian="italic" style:font-style-complex="italic"/>
    </style:style>
    <style:style style:name="T91" style:family="text">
      <style:text-properties style:text-line-through-style="solid" style:text-line-through-type="single" fo:font-style="normal" style:font-style-asian="normal" style:font-style-complex="normal"/>
    </style:style>
    <style:style style:name="T92" style:family="text">
      <style:text-properties style:text-line-through-style="none" style:text-line-through-type="none"/>
    </style:style>
    <style:style style:name="T93" style:family="text">
      <style:text-properties officeooo:rsid="00a62a65"/>
    </style:style>
    <style:style style:name="T94" style:family="text">
      <style:text-properties officeooo:rsid="00a9a74e"/>
    </style:style>
    <style:style style:name="T95" style:family="text">
      <style:text-properties officeooo:rsid="00ab82f2"/>
    </style:style>
    <style:style style:name="T96" style:family="text">
      <style:text-properties officeooo:rsid="00b9a3e5"/>
    </style:style>
    <style:style style:name="T97" style:family="text">
      <style:text-properties officeooo:rsid="00bc2a5b"/>
    </style:style>
    <style:style style:name="T98"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99"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100" style:family="text">
      <style:text-properties officeooo:rsid="00c2c4f9"/>
    </style:style>
    <style:style style:name="T101" style:family="text">
      <style:text-properties officeooo:rsid="00c31e3e"/>
    </style:style>
    <style:style style:name="T102" style:family="text">
      <style:text-properties officeooo:rsid="00c622e8"/>
    </style:style>
    <style:style style:name="T103" style:family="text">
      <style:text-properties fo:font-style="normal" style:font-style-asian="normal" style:font-style-complex="normal"/>
    </style:style>
    <style:style style:name="T104" style:family="text">
      <style:text-properties fo:font-style="normal" officeooo:rsid="00c622e8" style:font-style-asian="normal" style:font-style-complex="normal"/>
    </style:style>
    <style:style style:name="T105" style:family="text">
      <style:text-properties fo:font-style="normal" officeooo:rsid="00c759b0" style:font-style-asian="normal" style:font-style-complex="normal"/>
    </style:style>
    <style:style style:name="T106" style:family="text">
      <style:text-properties fo:font-style="normal" style:text-underline-style="none" style:font-style-asian="normal" style:font-style-complex="normal"/>
    </style:style>
    <style:style style:name="T107" style:family="text">
      <style:text-properties officeooo:rsid="00c748e4"/>
    </style:style>
    <style:style style:name="T108" style:family="text">
      <style:text-properties officeooo:rsid="00c759b0"/>
    </style:style>
    <style:style style:name="T109" style:family="text">
      <style:text-properties officeooo:rsid="00ca828b"/>
    </style:style>
    <style:style style:name="T110" style:family="text">
      <style:text-properties officeooo:rsid="00cb5ee4"/>
    </style:style>
    <style:style style:name="T111" style:family="text">
      <style:text-properties officeooo:rsid="00cc13bf"/>
    </style:style>
    <style:style style:name="T112" style:family="text">
      <style:text-properties officeooo:rsid="00cfac81"/>
    </style:style>
    <style:style style:name="T113" style:family="text">
      <style:text-properties officeooo:rsid="00d3aa95"/>
    </style:style>
    <style:style style:name="T114" style:family="text">
      <style:text-properties officeooo:rsid="00d93dc9"/>
    </style:style>
    <style:style style:name="T115" style:family="text">
      <style:text-properties officeooo:rsid="00bf5b26"/>
    </style:style>
    <style:style style:name="T116" style:family="text">
      <style:text-properties officeooo:rsid="00dc3a3b"/>
    </style:style>
    <style:style style:name="T117" style:family="text">
      <style:text-properties officeooo:rsid="00df09fe"/>
    </style:style>
    <style:style style:name="T118" style:family="text">
      <style:text-properties officeooo:rsid="00dfa42a"/>
    </style:style>
    <style:style style:name="T119" style:family="text">
      <style:text-properties fo:color="#cc7832"/>
    </style:style>
    <style:style style:name="T120" style:family="text">
      <style:text-properties fo:color="#cc7832" fo:font-weight="bold"/>
    </style:style>
    <style:style style:name="T121" style:family="text">
      <style:text-properties fo:color="#94558d"/>
    </style:style>
    <style:style style:name="T122" style:family="text">
      <style:text-properties officeooo:rsid="00e2a157"/>
    </style:style>
    <style:style style:name="T123" style:family="text">
      <style:text-properties fo:color="#8888c6"/>
    </style:style>
    <style:style style:name="T124" style:family="text">
      <style:text-properties officeooo:rsid="00e3a3a0"/>
    </style:style>
    <style:style style:name="T125" style:family="text">
      <style:text-properties officeooo:rsid="00e8be33"/>
    </style:style>
    <style:style style:name="T126" style:family="text">
      <style:text-properties officeooo:rsid="00ea0746"/>
    </style:style>
    <style:style style:name="T127" style:family="text">
      <style:text-properties officeooo:rsid="00ef2ae0"/>
    </style:style>
    <style:style style:name="T128" style:family="text">
      <style:text-properties officeooo:rsid="00e6100d"/>
    </style:style>
    <style:style style:name="T129" style:family="text">
      <style:text-properties officeooo:rsid="00f1b25e"/>
    </style:style>
    <style:style style:name="T130" style:family="text">
      <style:text-properties style:text-underline-style="solid" style:text-underline-width="auto" style:text-underline-color="font-color"/>
    </style:style>
    <style:style style:name="T131" style:family="text">
      <style:text-properties style:text-underline-style="none"/>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0f4ca1a" style:font-weight-asian="normal" style:font-weight-complex="normal"/>
    </style:style>
    <style:style style:name="T134" style:family="text">
      <style:text-properties style:text-underline-style="none" fo:font-weight="normal" officeooo:rsid="00f4ffa7" style:font-weight-asian="normal" style:font-weight-complex="normal"/>
    </style:style>
    <style:style style:name="T135" style:family="text">
      <style:text-properties officeooo:rsid="00f590f9"/>
    </style:style>
    <style:style style:name="T136" style:family="text">
      <style:text-properties officeooo:rsid="00f808ce"/>
    </style:style>
    <style:style style:name="T13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77">K</text:span>ernel <text:span text:style-name="T77">C</text:span>erebro <text:span text:style-name="T77">A</text:span>rtificial <text:span text:style-name="T77">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87">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93">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51">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52">2</text:span>] una compañía de inteligencia artificial que fue adquirida por Google en el 2014, realizo una red neuronal que permitía aprender a jugar una cierta cantidad de v<text:span text:style-name="T53">í</text:span>deos juegos de <text:span text:style-name="T53">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53">3</text:span>] que no es mas que un conjunto de neuronas interconectadas las cuales almacenaran los estímulos percibidos del medio circundante y unas esferas [<text:span text:style-name="T55">4</text:span>], [<text:span text:style-name="T55">5</text:span>], [<text:span text:style-name="T55">6</text:span>] y [<text:span text:style-name="T55">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78">l</text:span> desarrollo inicial de un pensamiento complejo. <text:span text:style-name="T78">L</text:span>a complejidad <text:span text:style-name="T80">de dicho trabajo</text:span> <text:span text:style-name="T80">permite de una forma u otra</text:span> enfrent<text:span text:style-name="T80">arse</text:span> a la imaginación y la interdisciplinaridad para apropiárselas y reconstruirlas, como eje principal en el desarrollo de una solución.<text:span text:style-name="T82">1*</text:span></text:p>
      <text:p text:style-name="P18"/>
      <text:p text:style-name="P18"/>
      <text:p text:style-name="P120"/>
      <text:p text:style-name="P15">El BRAIN-CEMISID es un proyecto que se ha llevado a cabo durante unos años dando como resultado la creación de varias etapas <text:span text:style-name="T79">completadas</text:span>:</text:p>
      <text:p text:style-name="P15"/>
      <text:p text:style-name="P15">[<text:span text:style-name="T56">8</text:span>] inicio el Proyecto con la creación de una red neuronal en VLSI, la cual más adelante fue reinterpretada y adaptada al ambiente CUDA de programación paralela, de la mano de [<text:span text:style-name="T56">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81">1* <text:s/></text:span><text:span text:style-name="T83">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57">estímulos</text:span> (Esfera Relacional) además, de lograr la reacción de la capa operacional que da una reacción ante una serie de <text:span text:style-name="T57">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58">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59">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59">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65">1.</text:span><text:span text:style-name="T64">2. </text:span><text:span text:style-name="T65">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84">del lenguaje Python.</text:span></text:p>
      <text:p text:style-name="P24"/>
      <text:p text:style-name="P27"><text:soft-page-break/></text:p>
      <text:p text:style-name="P25"/>
      <text:p text:style-name="P25"/>
      <text:p text:style-name="P25"/>
      <text:p text:style-name="P25"/>
      <text:p text:style-name="P37"><text:span text:style-name="T93">1.4</text:span>. <text:s text:c="4"/>Objetivos</text:p>
      <text:p text:style-name="P26"><text:span text:style-name="T93">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70"/>
      <text:p text:style-name="P70"/>
      <text:p text:style-name="P39"><text:span text:style-name="T93">1.4.2. <text:s text:c="3"/></text:span>Objetivos Específicos</text:p>
      <text:p text:style-name="P71"/>
      <text:list xml:id="list2602986735" text:style-name="L1">
        <text:list-item>
          <text:p text:style-name="P124">Realizar un análisis del funcionamiento de cada una de las esferas creadas en las tesis anteriores, <text:span text:style-name="T61">con el fin de recrearlas, pero está vez en un ambiente de programación paralela.</text:span></text:p>
          <text:p text:style-name="P124"/>
        </text:list-item>
        <text:list-item>
          <text:p text:style-name="P124"><text:span text:style-name="T89">Diseñar un modelo abstracto del </text:span><text:span text:style-name="T90">middleware </text:span><text:span text:style-name="T91">y definir sus entradas y salidas.</text:span> </text:p>
          <text:p text:style-name="P124"/>
        </text:list-item>
        <text:list-item>
          <text:p text:style-name="P125">Reingeniería de las esferas para procesar sus operaciones neuronales de forma paralela.</text:p>
          <text:p text:style-name="P124"/>
        </text:list-item>
        <text:list-item>
          <text:p text:style-name="P124">Evaluar el desempeño del modelo planteado.</text:p>
          <text:p text:style-name="P124"/>
        </text:list-item>
        <text:list-item>
          <text:p text:style-name="P124">Hacer pruebas que permitan verificar la correctitud del funcionamiento del cerebro bajo la programación paralela.</text:p>
          <text:p text:style-name="P124"/>
        </text:list-item>
        <text:list-item>
          <text:p text:style-name="P124"><text:span text:style-name="T92">Hacer pruebas que permiten verificar la mejora del rendimiento del cerebro.</text:span> </text:p>
        </text:list-item>
      </text:list>
      <text:p text:style-name="P72"/>
      <text:p text:style-name="P73"/>
      <text:p text:style-name="P73"/>
      <text:p text:style-name="P73"/>
      <text:p text:style-name="P29"/>
      <text:p text:style-name="P29"><text:span text:style-name="T93">1.5. </text:span>Metodología</text:p>
      <text:p text:style-name="P74"/>
      <text:p text:style-name="P75">La metodología utilizada para el desarrollo e implementación de este trabajo será el modelo en espiral.</text:p>
      <text:p text:style-name="P75"/>
      <text:p text:style-name="P75">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75"/>
      <text:p text:style-name="P75"/>
      <text:p text:style-name="P75">En [12], se expone que cada ciclo del espiral se divide en cuatro regiones bien definidas:</text:p>
      <text:p text:style-name="P75"><text:soft-page-break/></text:p>
      <text:list xml:id="list2420425368" text:style-name="L2">
        <text:list-item>
          <text:p text:style-name="P126">Definición de Objetivos: En esta región se definen los objetivos específicos. Se identifican los riesgos, las restricciones del producto y del proceso. Por último se traza un plan detallado de gestión.</text:p>
          <text:p text:style-name="P126"/>
        </text:list-item>
        <text:list-item>
          <text:p text:style-name="P126">Evaluación y Reducción de Riesgos: Se lleva a cabo un análisis detallado para cada uno de los riesgos y se definen los pasos para reducir dichos riesgos.</text:p>
          <text:p text:style-name="P126"/>
        </text:list-item>
        <text:list-item>
          <text:p text:style-name="P126">Desarrollo y Validación: Se elige un modelo para el desarrollo del sistema dependiendo de los resultados que arroje la evaluación de riesgos.</text:p>
          <text:p text:style-name="P126"/>
        </text:list-item>
        <text:list-item>
          <text:p text:style-name="P126">Planificación: Se evalúa el proyecto hasta el trabajo hecho en el ciclo actual. En caso de necesitar otro ciclo se planifica dicho ciclo.</text:p>
        </text:list-item>
      </text:list>
      <text:p text:style-name="P75"/>
      <text:p text:style-name="P75">En resumen usar esta <text:span text:style-name="T62">metodología</text:span> evolutiva permit<text:span text:style-name="T62">irá</text:span> refina<text:span text:style-name="T62">r</text:span> el modelo conceptual <text:span text:style-name="T62">en cada iteración</text:span> y que <text:span text:style-name="T62">cada</text:span> <text:span text:style-name="T62">versión</text:span> <text:span text:style-name="T62">parcial</text:span> de software se acerque <text:span text:style-name="T62">cada vez más</text:span> a la versión estable de <text:span text:style-name="T62">forma</text:span> incremental, <text:span text:style-name="T63">donde se evalúan todas las</text:span> alternativas <text:span text:style-name="T63">y se eligen </text:span>aquellas <text:span text:style-name="T63">que minimizan el riesgo</text:span> y no comprometa la culminación del proyecto.</text:p>
      <text:p text:style-name="P30"/>
      <text:p text:style-name="P89"/>
      <text:p text:style-name="P35">1.6. Estructura del Documento<office:annotation><dc:creator>Unknown Author</dc:creator><dc:date>2017-03-04T14:48:41.843391720</dc:date><text:p text:style-name="P148"><text:span text:style-name="T137">Por hacer</text:span></text:p></office:annotatio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35">Capítulo 2</text:p>
      <text:p text:style-name="P35"/>
      <text:p text:style-name="P35">Marco Teórico<office:annotation><dc:creator>Unknown Author</dc:creator><dc:date>2017-03-04T14:49:54.276072491</dc:date><text:p text:style-name="P148"><text:span text:style-name="T137">Por hacer</text:span></text:p></office:annotation></text:p>
      <text:p text:style-name="P88"/>
      <text:p text:style-name="P88"/>
      <text:p text:style-name="P99">Paralelismo: problemas <text:span text:style-name="T97">relacionados</text:span> (dead-lock, inconsistencia de datos etc...)</text:p>
      <text:p text:style-name="P88"/>
      <text:p text:style-name="P88"><text:span text:style-name="T98">hilo, núcleo, procesador, hilo real <text:s/></text:span><text:span text:style-name="T99">(diferencias entre los hilos)</text:span></text:p>
      <text:p text:style-name="P88"/>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88"/>
      <text:p text:style-name="P118">IOPS</text:p>
      <text:p text:style-name="P110"/>
      <text:p text:style-name="P111">Función lambda</text:p>
      <text:p text:style-name="P31"/>
      <text:p text:style-name="P106">Identificación de <text:span text:style-name="T95">módulos</text:span> <text:span text:style-name="T95">dóciles</text:span> <text:span text:style-name="T95">para la</text:span> ejecución en paralelo <text:span text:style-name="T109">(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108"/>
      <text:p text:style-name="P108"/>
      <text:p text:style-name="P108"/>
      <text:p text:style-name="P40"/>
      <text:p text:style-name="P40">3.1. <text:s/>Detección del sistema paralelo</text:p>
      <text:p text:style-name="P93"/>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9"/>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94"/>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95"/>
      <text:p text:style-name="P57"><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100">El número de hilos (virtuales) a usar inicialmente es igual a la cantidad de procesadores presentes en el sistema de ejecución, <text:span text:style-name="T100">luego para <text:s/>las operaciones de entrada/salida con las unidades de almacenamiento secundario se incrementa la cantidad de hilos según el siguiente algoritmo:</text:span></text:p>
      <text:p text:style-name="P100"/>
      <text:p text:style-name="P101">sea <text:span text:style-name="T3">n_es</text:span> <text:s/>el número total de operaciones de entrada/salida de un <text:span text:style-name="T101">bloque de código dado</text:span>,</text:p>
      <text:p text:style-name="P101"><text:span text:style-name="T101">y sea </text:span><text:span text:style-name="T5">n_p</text:span><text:span text:style-name="T101"> el número total de procesadores detectados del sistema,</text:span></text:p>
      <text:p text:style-name="P101"><text:span text:style-name="T101">y sea </text:span><text:span text:style-name="T5">n_h</text:span><text:span text:style-name="T101"> el número total de hilos virtuales</text:span></text:p>
      <text:p text:style-name="P101"/>
      <text:p text:style-name="P102">Si <text:s/>n_es <text:s/>&lt;= <text:s/>n_p, entonces n_h será igual a n_p</text:p>
      <text:p text:style-name="P102">Si <text:s/>n_es <text:s/>&gt; n_p, entonces n_h será igual a n_es y <text:span text:style-name="T102">70</text:span> <text:s/>como umbral.</text:p>
      <text:p text:style-name="P101"><text:s/></text:p>
      <text:p text:style-name="P103"><text:span text:style-name="T102">70</text:span> es la media <text:span text:style-name="T102">experimental</text:span> de <text:span text:style-name="T102">operaciones de entrada/salida por segundo (</text:span><text:span text:style-name="T6">IOPS) </text:span><text:span text:style-name="T104">para unidades de almacenamiento secundarias tradicionales </text:span><text:span text:style-name="T105">o magnéticas</text:span><text:span text:style-name="T104"> [15]</text:span></text:p>
      <text:p text:style-name="P47"/>
      <text:p text:style-name="P105">Por ejemplo: si se tienen 8 operaciones de entrada/salida de almacenamiento secundario <text:span text:style-name="T108">en un bloque de código dado</text:span> y 4 procesadores <text:span text:style-name="T108">presentes en el sistema</text:span>, <text:s/>entonces el número de hilos <text:span text:style-name="T108">a usar</text:span> es 8, <text:s/><text:span text:style-name="T107">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95">módulos</text:span> <text:span text:style-name="T95">dóciles</text:span> <text:span text:style-name="T95">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97"/>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98"><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110">KernelBrainCemisid</text:span></text:p>
      <text:p text:style-name="P59"><text:bookmark-start text:name="__DdeLink__1149_1240506139"/>3.2.1.1<text:bookmark-end text:name="__DdeLink__1149_1240506139"/> <text:bookmark-start text:name="__DdeLink__1279_3482870080"/>Constructor __init__<text:bookmark-end text:name="__DdeLink__1279_3482870080"/></text:p>
      <text:p text:style-name="P107"><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09">operaciones de entrada/salida de almacenamiento <text:tab/></text:span>secundario.</text:p>
      <text:p text:style-name="P107"/>
      <text:p text:style-name="P107"><text:tab/>Dicha carga de cada clase o módulo es totalmente independiente de las otras, por lo que es <text:tab/><text:span text:style-name="T111">posible llevar a cabo el proceso de forma paralela sin enfrentar problemas de carreras en la <text:tab/>data cargada.</text:span></text:p>
      <text:p text:style-name="P50"/>
      <text:p text:style-name="P50"/>
      <text:p text:style-name="P52"><text:bookmark-start text:name="__DdeLink__1151_1240506139"/><text:span text:style-name="T111">3.2.1.2</text:span><text:bookmark-end text:name="__DdeLink__1151_1240506139"/><text:span text:style-name="T111"> _bip_addition</text:span></text:p>
      <text:p text:style-name="P114"><text:tab/>En el método privado bip de adición del protocolo ‘Bum-Bip-Check-Clack’, <text:span text:style-name="T114">la carga del <text:tab/>conocimiento de los sensores visuales y de oídos se hace de forma secuencial <text:s/>(ciclo de <text:tab/>repetición), y el resultado de cada conocimiento se guarda en un arreglo.</text:span></text:p>
      <text:p text:style-name="P44"/>
      <text:p text:style-name="P64"><text:bookmark-start text:name="__DdeLink__1275_3482870080"/>3.2.1.3 <text:s/>sight_recognize<text:bookmark-end text:name="__DdeLink__1275_3482870080"/></text:p>
      <text:p text:style-name="P64"><text:tab/><text:span text:style-name="T40">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27"/>
      <text:p text:style-name="P127"/>
      <text:p text:style-name="P133"><text:bookmark-start text:name="__DdeLink__1290_3482870080"/>3.2.2 RelNetwork</text:p>
      <text:p text:style-name="P66"><text:bookmark-start text:name="__DdeLink__1281_3482870080"/>3.2.2.1<text:bookmark-end text:name="__DdeLink__1281_3482870080"/> <text:span text:style-name="T111">Constructor __init__</text:span><text:bookmark-end text:name="__DdeLink__1290_3482870080"/></text:p>
      <text:p text:style-name="P66"><text:span text:style-name="T41"><text:tab/>En el constructor de la clase, </text:span><text:span text:style-name="T42">la lista de neuronas se genera de forma secuencial, la longitud de <text:tab/>la lista lo define el parámetro de entrada del constructor ‘neuron_count’. </text:span></text:p>
      <text:p text:style-name="P128"/>
      <text:p text:style-name="P66"><text:bookmark-start text:name="__DdeLink__1298_3482870080"/>3.2.2.<text:span text:style-name="T122">2 learn</text:span><text:bookmark-end text:name="__DdeLink__1298_3482870080"/></text:p>
      <text:p text:style-name="P66"><text:tab/><text:span text:style-name="T42">E</text:span><text:span text:style-name="T46">s</text:span><text:span text:style-name="T42"> </text:span><text:span text:style-name="T46">un</text:span><text:span text:style-name="T42">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42"/>
      <text:p text:style-name="P42"/>
      <text:p text:style-name="P68"><text:bookmark-start text:name="__DdeLink__1312_3482870080"/>3.2.2.3<text:bookmark-end text:name="__DdeLink__1312_3482870080"/> get_hearing_rels <text:s text:c="4"/>get_sight_rels</text:p>
      <text:p text:style-name="P68"><text:tab/><text:span text:style-name="T10">Éstos dos métodos son muy similares, obtienen las relaciones de oído y vista respectivamente, <text:tab/>en ambos </text:span><text:span text:style-name="T45">métodos</text:span><text:span text:style-name="T10"> se hace de forma secuencial; </text:span><text:span text:style-name="T45">pero se verifica </text:span><text:span text:style-name="T10">primero que </text:span><text:span text:style-name="T45">se reconoce el <text:tab/>sonido o la vista respectivamente y luego se obtiene y se agrega el conocimiento a la lista <text:tab/>correspondiente.</text:span></text:p>
      <text:p text:style-name="P42"/>
      <text:p text:style-name="P42"/>
      <text:p text:style-name="P42"/>
      <text:p text:style-name="P135"><text:soft-page-break/>3.2.3 UncosciousFilteringblock</text:p>
      <text:p text:style-name="P135">3.2.3.1 _<text:span text:style-name="T106">filter</text:span><text:span text:style-name="T130">_</text:span><text:span text:style-name="T131">biology</text:span></text:p>
      <text:p text:style-name="P135"><text:span text:style-name="T131"><text:tab/></text:span><text:span text:style-name="T132">Es un método privado, permite seleccionar la mejor entrada para la parte biológica.</text:span></text:p>
      <text:p text:style-name="P135"><text:span text:style-name="T132"><text:tab/>Se calcula de forma secuencia cada entrada </text:span><text:span text:style-name="T133">en búsqueda de la distancia mínima entre la suma <text:tab/>del estado interno biológico con el estado biológico de </text:span><text:span text:style-name="T134">cada</text:span><text:span text:style-name="T133"> entrada, dividid</text:span><text:span text:style-name="T134">a</text:span><text:span text:style-name="T133"> por el estado <text:tab/>biológico deseado.</text:span></text:p>
      <text:p text:style-name="P42"/>
      <text:p text:style-name="P42"><text:span text:style-name="T136">3.2.3.2 </text:span><text:tab/>_<text:span text:style-name="T136">filter_culture</text:span></text:p>
      <text:p text:style-name="P42"><text:tab/><text:span text:style-name="T49">En éste método se presenta una lógica de programación análoga a 3.2.3.1, a diferencia que no <text:tab/>se calcula una distancia, sino se busca la memoria con el estado cultural máximo.</text:span></text:p>
      <text:p text:style-name="P42"/>
      <text:p text:style-name="P143">3.2.3.3 <text:s/>_filter_feelings</text:p>
      <text:p text:style-name="P141"><text:tab/> <text:span text:style-name="T49">Éste método es análoga a 3.2.3.2, a diferencia que se busca la memoria con el mejor <text:tab/>sentimiento (máximo).</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3.3 <text:s/>Reingeniería de módulos <text:span text:style-name="T94">usando código paralelo.</text:span></text:p>
      <text:p text:style-name="P42"><text:span text:style-name="T30">* Se usa Python multiprocessing por los pool, </text:span><text:span text:style-name="T31">portabilidad etc</text:span></text:p>
      <text:p text:style-name="P96"/>
      <text:p text:style-name="P61"><text:span text:style-name="T31">p</text:span><text:span text:style-name="T10">orque se usa el fork de multiprocessing y dill</text:span></text:p>
      <text:p text:style-name="P129"/>
      <text:p text:style-name="P129"/>
      <text:p text:style-name="P62">Fases de reingeniería de cada módulo:</text:p>
      <text:p text:style-name="P130">1. Detección del sistema para determinar número de procesadores disponibles</text:p>
      <text:p text:style-name="P62"><text:span text:style-name="T10">2. Para operaciones de entrada salida se usa el algoritmo </text:span><text:span text:style-name="T38">de la sección </text:span><text:span text:style-name="T115">3.1.3 </text:span><text:span text:style-name="T38">para determinar el número <text:tab/>de hilos <text:tab/>virtuales.</text:span></text:p>
      <text:p text:style-name="P63"><text:span text:style-name="T38">3. <text:s/></text:span><text:span text:style-name="T10">Reestructuración y/o re-escritura del código si es necesario, para hacerlo ejecutar de forma paralela. <text:s text:c="2"/></text:span></text:p>
      <text:p text:style-name="P62"><text:span text:style-name="T39">4</text:span><text:span text:style-name="T38">. </text:span><text:span text:style-name="T39">Verificación de la correctitud de la modificación, haciendo varias consultas al Núcleo BrainCemisid. </text:span></text:p>
      <text:p text:style-name="P129"/>
      <text:p text:style-name="P90"/>
      <text:p text:style-name="P91">* <text:span text:style-name="T96">detalles por modulo: <text:s/>cambios realizados</text:span></text:p>
      <text:p text:style-name="P51">3.<text:span text:style-name="T112">3</text:span>.1 <text:span text:style-name="T110">KernelBrainCemisid</text:span></text:p>
      <text:p text:style-name="P91"><text:span text:style-name="T66">3.</text:span><text:span text:style-name="T67">3</text:span><text:span text:style-name="T66">.1.1 Constructor __init__</text:span></text:p>
      <text:p text:style-name="P92"><text:span text:style-name="T66"><text:tab/></text:span><text:span text:style-name="T68">C</text:span><text:span text:style-name="T113">ada carga de memoria se reescribe en forma de función lambda para ser usada como <text:tab/>parámetro para el método ‘apply_async’ de la clase Pool <text:s/>de la biblioteca ‘pathos’, éste método <text:tab/>permite una ejecución concurrente no bloqueante.</text:span></text:p>
      <text:p text:style-name="P113"><text:tab/></text:p>
      <text:p text:style-name="P112"><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91"><text:tab/></text:p>
      <text:p text:style-name="P32"/>
      <text:p text:style-name="P60">3.3.1.2 _bip_addition</text:p>
      <text:p text:style-name="P32"/>
      <text:p text:style-name="P144"><text:tab/><text:span text:style-name="T116">E</text:span>l contenido del ciclo se <text:span text:style-name="T116">encapsula en dos</text:span> función lambda:</text:p>
      <text:p text:style-name="P145"><text:tab/></text:p>
      <text:p text:style-name="P145"><text:span text:style-name="T117"><text:tab/>la primera recibe un </text:span><text:bookmark-start text:name="__DdeLink__1260_3482870080"/><text:span text:style-name="T117">identificador de oído que pertenece al </text:span><text:bookmark-end text:name="__DdeLink__1260_3482870080"/><text:span text:style-name="T117">resultado de adición y retorna un <text:tab/>elemento de conocimiento de oído.</text:span></text:p>
      <text:p text:style-name="P144"/>
      <text:p text:style-name="P144"><text:tab/><text:span text:style-name="T117">la segunda recibe <text:s/>un identificador <text:s/>de oído que pertenece al resultado de adición, calcula el <text:tab/>identificador de vista mediante la red relacional y retorna un elemento de conocimiento de <text:tab/>vista. </text:span></text:p>
      <text:p text:style-name="P144"/>
      <text:p text:style-name="P144"><text:soft-page-break/><text:tab/><text:span text:style-name="T118">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44"/>
      <text:p text:style-name="P132"><text:tab/><text:span text:style-name="T127">Este método hace llamada al método get_hearing_rels <text:s/></text:span><text:bookmark-start text:name="__DdeLink__1312_348287008011"/><text:span text:style-name="T69">3.</text:span><text:span text:style-name="T70">2</text:span><text:span text:style-name="T69">.2.3</text:span><text:bookmark-end text:name="__DdeLink__1312_348287008011"/><text:span text:style-name="T128">, que ya se modificó para <text:tab/>ejecutarse en paralelo, y por limitaciones de la biblioteca multiprocessing de <text:s/>Python, no se <text:tab/>puede ejecutar un proceso en paralelo que a su vez tiene sub-procesos que se ejecuten en <text:tab/>paralelo.<text:line-break/><text:line-break/><text:tab/>Debido a ésta limitación se debe elegir a cual de los dos métodos ejecutar en paralelo, y el <text:tab/>criterio seleccionada es ejecutar el proceso con mayor peso computacional en paralelo. </text:span></text:p>
      <text:p text:style-name="P132"/>
      <text:p text:style-name="P131"/>
      <text:p text:style-name="P115"><text:s/></text:p>
      <text:p text:style-name="P146"><text:span text:style-name="T74">3.</text:span><text:span text:style-name="T75">3</text:span><text:span text:style-name="T74">.1.3 <text:s/>sight_recognize</text:span></text:p>
      <text:p text:style-name="P147"><text:span text:style-name="T73"><text:tab/></text:span><text:span text:style-name="T71">En éste método ocurre lo mismo que en 3.3.1.2, por lo que se elige al sub-método <text:tab/>get_sight_rels </text:span><text:span text:style-name="T76">3.2.2.3</text:span><text:span text:style-name="T71"> para ser ejecutado en paralelo, de forma análoga por ser el método con <text:tab/>mayor peso computacional. </text:span></text:p>
      <text:p text:style-name="P65"/>
      <text:p text:style-name="P65"/>
      <text:p text:style-name="P32"/>
      <text:p text:style-name="P32"/>
      <text:p text:style-name="P66">3.3.2 RelNetwork</text:p>
      <text:p text:style-name="P66"><text:bookmark-start text:name="__DdeLink__1281_34828700801"/>3.<text:span text:style-name="T122">3</text:span>.2.1<text:bookmark-end text:name="__DdeLink__1281_34828700801"/> <text:span text:style-name="T111">Constructor __init__</text:span></text:p>
      <text:p text:style-name="P66"/>
      <text:p text:style-name="P121"><text:span text:style-name="T121">self</text:span>.neuron_list = pool.map(<text:span text:style-name="T119">lambda </text:span>index: RelNeuron()<text:span text:style-name="T119">, </text:span><text:span text:style-name="T123">range</text:span>(neuron_count))</text:p>
      <text:p text:style-name="P32"/>
      <text:p text:style-name="P32"/>
      <text:p text:style-name="P67">3.<text:span text:style-name="T124">3</text:span>.2.<text:span text:style-name="T122">2 learn</text:span></text:p>
      <text:p text:style-name="P122">new_list = pool.map(<text:span text:style-name="T119">lambda </text:span>index: RelNeuron()<text:span text:style-name="T119">, </text:span><text:span text:style-name="T123">range</text:span>(<text:span text:style-name="T123">len</text:span>(<text:span text:style-name="T121">self</text:span>.neuron_list)))</text:p>
      <text:p text:style-name="P67"/>
      <text:p text:style-name="P32"/>
      <text:p text:style-name="P32"/>
      <text:p text:style-name="P69"><text:bookmark-start text:name="__DdeLink__1312_34828700801"/>3.<text:span text:style-name="T129">3</text:span>.2.3<text:bookmark-end text:name="__DdeLink__1312_34828700801"/> get_hearing_rels <text:s text:c="4"/>get_sight_rels</text:p>
      <text:p text:style-name="P116">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25">de dos fases</text:span>:</text:p>
      <text:p text:style-name="P117"/>
      <text:p text:style-name="P117">I. Si se reconoce el identificador se retorna el conocimiento, de lo contrario se retorna un valor nulo ‘None’</text:p>
      <text:p text:style-name="P117">II. Se filtra<text:span text:style-name="T126">n los posibles valores nulos de </text:span><text:s/>la lista de relaciones correspondiente.</text:p>
      <text:p text:style-name="P117"/>
      <text:p text:style-name="P121"><text:soft-page-break/>sight_rels = pool.map(<text:span text:style-name="T119">lambda </text:span>index: <text:span text:style-name="T121">self</text:span>.neuron_list[index].get_knowledge() <text:span text:style-name="T119">if </text:span><text:span text:style-name="T121">self</text:span>.neuron_list[index].recognize_sight(s_id) <text:span text:style-name="T119">else None, </text:span><text:span text:style-name="T123">range</text:span>(<text:span text:style-name="T121">self</text:span>._index_ready_to_learn) )</text:p>
      <text:p text:style-name="P123">sight_rels = <text:span text:style-name="T123">filter</text:span>(<text:span text:style-name="T120">None</text:span><text:span text:style-name="T119">, </text:span>sight_rels)</text:p>
      <text:p text:style-name="P32"/>
      <text:p text:style-name="P32"/>
      <text:p text:style-name="P136">3.<text:span text:style-name="T135">3</text:span>.3 UncosciousFilteringblock</text:p>
      <text:p text:style-name="P136"><text:bookmark-start text:name="__DdeLink__1515_3410107813"/>3.<text:span text:style-name="T135">3</text:span>.3.1 <text:bookmark-end text:name="__DdeLink__1515_3410107813"/>_<text:span text:style-name="T106">filter</text:span><text:span text:style-name="T130">_</text:span><text:span text:style-name="T131">biology</text:span></text:p>
      <text:p text:style-name="P32"><text:tab/><text:span text:style-name="T47">En esté método se presenta una estructura de programación clásica, donde se calcula un <text:tab/>valor inicial, luego se itera sobre el resto de entradas haciendo el mismo cálculo buscando el <text:tab/>mínimo o el máximo según sea el caso.</text:span></text:p>
      <text:p text:style-name="P138"><text:span text:style-name="T47"><text:tab/><text:line-break/><text:tab/>Al ejecutar en paralelo la misma estructura se puede presentar la condición de carrera, que <text:tab/></text:span><text:span text:style-name="T48">lo más probable </text:span><text:span text:style-name="T47">dará un resultado errado; por esto se re-estructuro esa sección </text:span><text:span text:style-name="T48">como sigue, </text:span><text:span text:style-name="T47"><text:s/><text:tab/>con el objetivo de evitar la ocurrencia de dicha condición.</text:span></text:p>
      <text:p text:style-name="P138"><text:span text:style-name="T47"/></text:p>
      <text:p text:style-name="P138"><text:span text:style-name="T47"><text:tab/></text:span><text:span text:style-name="T48">El proceso iterativo se encapsula en una función privada que recibe un sólo parámetro, en este <text:tab/>caso una memoria; se obtiene el conocimiento desde la memoria, luego se calcula la distancia, <text:tab/>finalmente se retorna una dupla con la distancia calculada y la memoria.<text:line-break/><text:tab/><text:line-break/><text:tab/>Ésta función será ejecutada en paralelo usando el método ‘map’ de ‘multiprocessing’, con la <text:tab/>lista de todas las memorias, al terminar se calcula la distancia mínima , y se retorna la mejor <text:tab/>biología.</text:span></text:p>
      <text:p text:style-name="P138"><text:span text:style-name="T48"/></text:p>
      <text:p text:style-name="P142"><text:span text:style-name="T136">3.3.3.2 </text:span><text:tab/>_<text:span text:style-name="T136">filter_culture</text:span></text:p>
      <text:p text:style-name="P142"><text:tab/><text:span text:style-name="T50">Éste método es análogo a 3.3.3.1, a diferencia que en vez de calcular la distancia se obtiene <text:tab/>directamente el valor de cultura usando get_culture() para la memoria dada, por último se <text:tab/>calcula la máxima cultura desde la dupla.</text:span></text:p>
      <text:p text:style-name="P142"/>
      <text:p text:style-name="P139"><text:span text:style-name="T136">3.3.3.3 <text:s/>_filter_feelings</text:span><text:span text:style-name="T48"><text:tab/></text:span><text:span text:style-name="T47"><text:line-break/><text:tab/></text:span><text:span text:style-name="T50">Éste método es idéntico a 3.3.3.2, sólo que se calcula el sentimiento en vez de la cultura, pero <text:tab/>a nivel de código sólo cambian los nombres de las variables y los métodos, por lo que se aplica <text:tab/>lo mismo.</text:span><text:span text:style-name="T47"><text:line-break/><text:tab/></text:span></text:p>
      <text:p text:style-name="P32"/>
      <text:p text:style-name="P32"/>
      <text:p text:style-name="P32"/>
      <text:p text:style-name="P32"/>
      <text:p text:style-name="P32"/>
      <text:p text:style-name="P32"/>
      <text:p text:style-name="P32">Bibliografía:</text:p>
      <text:p text:style-name="P77"/>
      <text:p text:style-name="P2"><text:span text:style-name="T85">[1] Varios (2012). Blue brain project. </text:span><text:a xlink:type="simple" xlink:href="http://www.artificialbrains.com/" text:style-name="Internet_20_link" text:visited-style-name="Visited_20_Internet_20_Link">http://www.artificialbrains.com/</text:a><text:span text:style-name="T85">blue-brain-project.</text:span></text:p>
      <text:p text:style-name="P77"><text:soft-page-break/></text:p>
      <text:p text:style-name="P79">[2] Gibney, lessons E. for (2015). Game-playing neuroscience. Software holds http://www.nature.com/news/game-playing-software-holds-lessons-for-neuroscience-1.16979.</text:p>
      <text:p text:style-name="P77"/>
      <text:p text:style-name="P77">[<text:span text:style-name="T54">3</text:span>] Andrade, L. (2012). Creación de una Red Neuronal en VLSI. Proyecto de Grado,</text:p>
      <text:p text:style-name="P77">Universidad de Los Andes.</text:p>
      <text:p text:style-name="P77"/>
      <text:p text:style-name="P77">[<text:span text:style-name="T55">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77"/>
      <text:p text:style-name="P77">[<text:span text:style-name="T55">5</text:span>] Graterol, R. (2015). BRAIN-CEMISID versión J&amp;J. versión R. Diseño de un núcleo</text:p>
      <text:p text:style-name="P77">operacional para la construcción de un kernel-cerebro artificial implementado en</text:p>
      <text:p text:style-name="P77">programación paralela en el ambiente CUDA: Creacion de la Esfera de Capacidades.</text:p>
      <text:p text:style-name="P77">Proyecto de Grado, Universidad de Los Andes.</text:p>
      <text:p text:style-name="P77"/>
      <text:p text:style-name="P77">[<text:span text:style-name="T55">6</text:span>] Monsalve, J. (2014). BRAIN-CEMISID versión 1.0. Diseño de un núcleo operacional</text:p>
      <text:p text:style-name="P77">para la construcción de un kernel-cerebro artificial implementado en programación</text:p>
      <text:p text:style-name="P77">paralela en el ambiente CUDA: Creación del Estado Sensorial. Proyecto de Grado,</text:p>
      <text:p text:style-name="P77">Universidad de Los Andes.</text:p>
      <text:p text:style-name="P77"/>
      <text:p text:style-name="P77">[<text:span text:style-name="T55">7</text:span>] Muchacho, J. (2015). BRAIN-CEMISID versión J&amp;J. Diseño de un núcleo opera-</text:p>
      <text:p text:style-name="P77">cional para la construcción de un kernel-cerebro artificial implementado en progra-</text:p>
      <text:p text:style-name="P77">mación paralela en el ambiente CUDA: Creación del Mundo Cerebral. Proyecto de</text:p>
      <text:p text:style-name="P77">Grado, Universidad de Los Andes.</text:p>
      <text:p text:style-name="P80"/>
      <text:p text:style-name="P80"/>
      <text:p text:style-name="P81">[8] Andrade, L. (2012). Creación de una Red Neuronal en VLSI. Proyecto de Grado, Universidad de Los Andes.</text:p>
      <text:p text:style-name="P78"/>
      <text:p text:style-name="P77">[<text:span text:style-name="T56">9</text:span>] Rangel, C. (2012). Motor de Neuronas programado en paralelo Bajo el ambiente</text:p>
      <text:p text:style-name="P77">CUDA. Proyecto de Grado, Universidad de Los Andes.</text:p>
      <text:p text:style-name="P77"/>
      <text:p text:style-name="P82">[10] <text:span text:style-name="T60">Sosa B. (2016) BRAIN-CEMISID versión 1.5 Construcción de un kernel cerebro artificial implementado en programación paralela en el ambiente CUDA: Ensamblaje de las Esferas Sensorial, Analı́tica, Cultural, Relacional, de Capacidades y Perceptora</text:span></text:p>
      <text:p text:style-name="P83"/>
      <text:p text:style-name="P82">[11] <text:span text:style-name="T60">Fernández M. (2016) </text:span><text:s text:c="2"/><text:span text:style-name="T60">BRAIN-CEMISID versión 2.0 <text:s text:c="2"/>(aún por definir…)</text:span></text:p>
      <text:p text:style-name="P82"/>
      <text:p text:style-name="P76">[12] Sommerville, I. (2005). Ingenieria de Software. Pearson Educación S.A, Madrid,</text:p>
      <text:p text:style-name="P76">España, 7 edition.</text:p>
      <text:p text:style-name="P76"/>
      <text:p text:style-name="P84">[13] <text:s/>Flynn, M. (1972). Some computer organizations and their effectiveness. IEEE</text:p>
      <text:p text:style-name="P84">Trans. Comput., C-21:948.</text:p>
      <text:p text:style-name="P84"><text:soft-page-break/></text:p>
      <text:p text:style-name="P119"><text:span text:style-name="T72">[</text:span><text:span text:style-name="T71">14] <text:s/>Houston, M. (2010) </text:span><text:span text:style-name="T72">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86">https://graphics.stanford.edu/~mhouston/public_talks/R520-mhouston.pdf</text:span></text:a></text:p>
      <text:p text:style-name="P85"/>
      <text:p text:style-name="P87"/>
      <text:p text:style-name="P86"/>
      <text:p text:style-name="P104">[15] <text:s/>Ianatkin, (2012) <text:s/><text:span text:style-name="Citation"><text:span text:style-name="T103">Getting The Hang Of IOPS v1.3</text:span></text:span></text:p>
      <text:p text:style-name="P104"><text:span text:style-name="Citation"><text:span text:style-name="T103">https://www.symantec.com/connect/articles/getting-hang-iops-v13#a08</text:span></text:span></text:p>
      <text:p text:style-name="P35"/>
      <text:p text:style-name="P84"/>
      <text:p text:style-name="P84"/>
      <text:p text:style-name="P84"/>
      <text:p text:style-name="P33"/>
      <text:p text:style-name="P33"><text:span text:style-name="T88">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30T13:48:22.631684740</dc:date>
    <meta:editing-duration>PT20H23M22S</meta:editing-duration>
    <meta:editing-cycles>159</meta:editing-cycles>
    <meta:document-statistic meta:table-count="0" meta:image-count="0" meta:object-count="0" meta:page-count="14" meta:paragraph-count="192" meta:word-count="3443" meta:character-count="22638" meta:non-whitespace-character-count="19190"/>
  </office:meta>
</office:document-meta>
</file>